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3E88EB87130.png" manifest:media-type="image/png"/>
  <manifest:file-entry manifest:full-path="Pictures/10000001000007D0000003E8EA7DB837.png" manifest:media-type="image/png"/>
  <manifest:file-entry manifest:full-path="Pictures/10000001000007D0000003E81BDBF96C.png" manifest:media-type="image/png"/>
  <manifest:file-entry manifest:full-path="Pictures/10000001000007D0000003E80B69AF5B.png" manifest:media-type="image/png"/>
  <manifest:file-entry manifest:full-path="Pictures/10000001000007D0000003E834E75D0B.png" manifest:media-type="image/png"/>
  <manifest:file-entry manifest:full-path="Pictures/100000010000084A0000039370233283.png" manifest:media-type="image/png"/>
  <manifest:file-entry manifest:full-path="Pictures/10000001000007BB000003DEB5F4E97F.png" manifest:media-type="image/png"/>
  <manifest:file-entry manifest:full-path="Pictures/10000001000007BB000003DEDB3DD10B.png" manifest:media-type="image/png"/>
  <manifest:file-entry manifest:full-path="Pictures/10000001000007D0000003E89CFB05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3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9cm" svg:height="0.962cm" svg:x="1.317cm" svg:y="1cm">
          <draw:text-box>
            <text:p>Эксперимент 1 – сравнение образцов на частоте 500 МГц</text:p>
          </draw:text-box>
        </draw:frame>
        <draw:frame draw:style-name="gr2" draw:text-style-name="P2" draw:layer="layout" svg:width="16.51cm" svg:height="8.255cm" svg:x="2.905cm" svg:y="2.27cm">
          <draw:image xlink:href="Pictures/10000001000007D0000003E89CFB053E.png" xlink:type="simple" xlink:show="embed" xlink:actuate="onLoad" draw:mime-type="image/png">
            <text:p/>
          </draw:image>
        </draw:frame>
        <draw:frame draw:style-name="gr2" draw:text-style-name="P2" draw:layer="layout" svg:width="16.545cm" svg:height="8.276cm" svg:x="2.87cm" svg:y="10.525cm">
          <draw:image xlink:href="Pictures/10000001000007BB000003DEDB3DD10B.png" xlink:type="simple" xlink:show="embed" xlink:actuate="onLoad" draw:mime-type="image/png">
            <text:p/>
          </draw:image>
        </draw:frame>
        <draw:frame draw:style-name="gr2" draw:text-style-name="P2" draw:layer="layout" svg:width="15.875cm" svg:height="7.941cm" svg:x="2.905cm" svg:y="18.78cm">
          <draw:image xlink:href="Pictures/10000001000007BB000003DEB5F4E97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4.922cm" svg:height="0.962cm" svg:x="1cm" svg:y="1cm">
          <draw:text-box>
            <text:p>Эксперимент 2</text:p>
          </draw:text-box>
        </draw:frame>
        <draw:frame draw:style-name="gr2" draw:text-style-name="P2" draw:layer="layout" svg:width="17.145cm" svg:height="8.572cm" svg:x="2.27cm" svg:y="2.27cm">
          <draw:image xlink:href="Pictures/10000001000007D0000003E834E75D0B.png" xlink:type="simple" xlink:show="embed" xlink:actuate="onLoad" draw:mime-type="image/png">
            <text:p/>
          </draw:image>
        </draw:frame>
        <draw:frame draw:style-name="gr2" draw:text-style-name="P2" draw:layer="layout" svg:width="16.827cm" svg:height="8.413cm" svg:x="2.27cm" svg:y="10.525cm">
          <draw:image xlink:href="Pictures/10000001000007D0000003E89CFB053E.png" xlink:type="simple" xlink:show="embed" xlink:actuate="onLoad" draw:mime-type="image/png">
            <text:p/>
          </draw:image>
        </draw:frame>
        <draw:frame draw:style-name="gr2" draw:text-style-name="P2" draw:layer="layout" svg:width="16.193cm" svg:height="8.097cm" svg:x="2.587cm" svg:y="18.78cm">
          <draw:image xlink:href="Pictures/10000001000007D0000003E80B69AF5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8.414cm" svg:height="9.207cm" svg:x="1.953cm" svg:y="1cm">
          <draw:image xlink:href="Pictures/10000001000007D0000003E81BDBF96C.png" xlink:type="simple" xlink:show="embed" xlink:actuate="onLoad" draw:mime-type="image/png">
            <text:p/>
          </draw:image>
        </draw:frame>
        <draw:frame draw:style-name="gr2" draw:text-style-name="P2" draw:layer="layout" svg:width="17.921cm" svg:height="8.961cm" svg:x="2.129cm" svg:y="9.978cm">
          <draw:image xlink:href="Pictures/10000001000007D0000003E8EA7DB837.png" xlink:type="simple" xlink:show="embed" xlink:actuate="onLoad" draw:mime-type="image/png">
            <text:p/>
          </draw:image>
        </draw:frame>
        <draw:frame draw:style-name="gr2" draw:text-style-name="P2" draw:layer="layout" svg:width="17.463cm" svg:height="8.732cm" svg:x="2.269cm" svg:y="18.779cm">
          <draw:image xlink:href="Pictures/10000001000007D0000003E88EB8713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19.371cm" svg:height="8.351cm" svg:x="1.219cm" svg:y="3.359cm">
          <draw:image xlink:href="Pictures/100000010000084A0000039370233283.png" xlink:type="simple" xlink:show="embed" xlink:actuate="onLoad" draw:mime-type="image/png">
            <text:p/>
          </draw:image>
        </draw:frame>
        <draw:frame draw:style-name="gr4" draw:text-style-name="P1" draw:layer="layout" svg:width="12.065cm" svg:height="1.673cm" svg:x="1.317cm" svg:y="1.317cm">
          <draw:text-box>
            <text:p>Зависимость коэффициента затухания от частоты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06:34.966509932</meta:creation-date>
    <dc:date>2024-03-19T03:17:31.057021964</dc:date>
    <meta:editing-duration>PT23M11S</meta:editing-duration>
    <meta:editing-cycles>5</meta:editing-cycles>
    <meta:generator>LibreOffice/7.6.5.2$Linux_X86_64 LibreOffice_project/60$Build-2</meta:generator>
    <meta:print-date>2024-03-18T12:24:06.840963371</meta:print-date>
    <meta:printed-by>PDF files</meta:printed-by>
    <meta:document-statistic meta:object-count="13"/>
  </office:meta>
</office:document-meta>
</file>